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5400000120D0DE3FB7.png" manifest:media-type="image/png"/>
  <manifest:file-entry manifest:full-path="Pictures/100000010000033A0000006E2EEDEF5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iano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Piano1-title">
      <style:graphic-properties draw:auto-grow-height="true" fo:min-height="1.55cm" loext:decorative="false"/>
      <style:paragraph-properties style:writing-mode="lr-tb"/>
    </style:style>
    <style:style style:name="pr3" style:family="presentation" style:parent-style-name="Piano1-outline1">
      <style:graphic-properties fo:min-height="11.929cm" loext:decorative="false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Piano1-title">
      <style:graphic-properties fo:min-height="1.55cm" loext:decorative="false"/>
      <style:paragraph-properties style:writing-mode="lr-tb"/>
    </style:style>
    <style:style style:name="pr6" style:family="presentation" style:parent-style-name="Piano1-outline1">
      <style:graphic-properties fo:min-height="10.001cm" loext:decorative="false"/>
      <style:paragraph-properties style:writing-mode="lr-tb"/>
    </style:style>
    <style:style style:name="pr7" style:family="presentation" style:parent-style-name="Piano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2" draw:layer="layout" svg:width="26cm" svg:height="1.55cm" svg:x="1cm" svg:y="0.102cm" presentation:class="title">
          <draw:text-box>
            <text:p>Die Geschichte des Klaviers</text:p>
          </draw:text-box>
        </draw:frame>
        <draw:frame presentation:style-name="pr3" draw:layer="layout" svg:width="26cm" svg:height="10cm" svg:x="1cm" svg:y="3cm" presentation:class="outline" presentation:user-transformed="true">
          <draw:text-box>
            <text:list text:style-name="L2">
              <text:list-item>
                <text:p>Das erste Klavier wie wir es kennen, wurde von Bartolomeo Cristofori, einem Italiener aus Florenz im 17 Jahrhundert, erfunden</text:p>
              </text:list-item>
              <text:list-item>
                <text:p>Er erfand die Hammermechanik, deswegen nennen die Fachleute es auch Hammerklavier</text:p>
              </text:list-item>
              <text:list-item>
                <text:p>Der „Vorfahre“ vom ersten Klavier war die Orgel mit Pfeifen die es schon im 12 Jahrhundert g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5" draw:layer="layout" svg:width="26cm" svg:height="1.55cm" svg:x="1cm" svg:y="0.102cm" presentation:class="title">
          <draw:text-box>
            <text:p>So funktioniert ein Klavier <text:s/></text:p>
          </draw:text-box>
        </draw:frame>
        <draw:frame presentation:style-name="pr6" draw:layer="layout" svg:width="26cm" svg:height="10cm" svg:x="1cm" svg:y="3.5cm" presentation:class="outline" presentation:user-transformed="true">
          <draw:text-box>
            <text:list text:style-name="L2">
              <text:list-item>
                <text:p>Die schwarzen und weißen Tasten sind mit kleinen Hämmerchen verbunden</text:p>
              </text:list-item>
              <text:list-item>
                <text:p>Hinter den Hämmerchen sind Saiten gespannt, so ähnlich wie man es von der Gitarre kennt</text:p>
              </text:list-item>
              <text:list-item>
                <text:p>Wenn man die Tasten vom Klavier drückt werden die kleinen Hämmerchen ruckartig gegen die Saiten geschlagen </text:p>
              </text:list-item>
              <text:list-item>
                <text:p>Die Saiten beginnen dann zu Schwingen und so entstehen Töne</text:p>
              </text:list-item>
              <text:list-item>
                <text:p>Ein Klavier ist daher ein Tasten- und Saiteninstrument 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5" draw:layer="layout" svg:width="26cm" svg:height="1.55cm" svg:x="1cm" svg:y="0.102cm" presentation:class="title">
          <draw:text-box>
            <text:p>So funktioniert ein Klavier <text:s/></text:p>
          </draw:text-box>
        </draw:frame>
        <draw:frame presentation:style-name="pr6" draw:layer="layout" svg:width="26cm" svg:height="10cm" svg:x="1cm" svg:y="3.5cm" presentation:class="outline" presentation:user-transformed="true">
          <draw:text-box>
            <text:list text:style-name="L2">
              <text:list-header>
                <text:p text:style-name="P2">Berühmte und schöne Klavierstücke</text:p>
              </text:list-header>
              <text:list-item>
                <text:p>Chopin - Chopin – Fantaisie Impromptu<text:line-break/><text:a xlink:href="https://youtu.be/Gus4dnQuiGk" xlink:type="simple">https://youtu.be/Gus4dnQuiGk</text:a></text:p>
              </text:list-item>
              <text:list-item>
                <text:p>Beethoven – Für Elise<text:line-break/><text:a xlink:href="https://youtu.be/wfF0zHeU3Zs" xlink:type="simple">https://youtu.be/wfF0zHeU3Zs</text:a></text:p>
              </text:list-item>
              <text:list-item>
                <text:p>Edvard Grieg – In der Halle des Bergkönigs<text:line-break/><text:a xlink:href="https://youtu.be/gSY-wD4l5DM" xlink:type="simple">https://youtu.be/gSY-wD4l5DM</text:a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46cm" fo:min-width="23.968cm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iano-backgroundobjects">
      <style:graphic-properties draw:stroke="none" draw:fill-color="#000000" draw:textarea-vertical-align="middle" draw:auto-grow-height="false" fo:min-height="8.827cm" fo:min-width="28cm" style:writing-mode="lr-tb" loext:decorative="false"/>
      <style:paragraph-properties style:writing-mode="lr-tb"/>
    </style:style>
    <style:style style:name="Mpr2" style:family="presentation" style:parent-style-name="Pian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ian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Piano1-backgroundobjects">
      <style:graphic-properties draw:stroke="none" draw:fill-color="#000000" draw:textarea-vertical-align="middle" draw:auto-grow-height="false" fo:min-height="1.75cm" fo:min-width="28cm" loext:decorative="false"/>
    </style:style>
    <style:style style:name="Mpr6" style:family="presentation" style:parent-style-name="Piano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-color="#000000"/>
      <style:paragraph-properties fo:text-align="center" style:writing-mode="lr-tb"/>
    </style:style>
    <style:style style:name="MP8" style:family="paragraph">
      <loext:graphic-properties draw:fill-color="#ffffff" draw:opacity="30%"/>
      <style:paragraph-properties fo:text-align="center" style:writing-mode="lr-tb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1cm" svg:height="7.098cm" svg:x="0cm" svg:y="8.686cm">
        <draw:image xlink:href="Pictures/100000000000035400000120D0DE3FB7.png" xlink:type="simple" xlink:show="embed" xlink:actuate="onLoad" draw:mime-type="image/png">
          <text:p/>
        </draw:image>
      </draw:frame>
      <draw:custom-shape presentation:style-name="Mpr1" draw:text-style-name="MP7" draw:layer="backgroundobjects" svg:width="28cm" svg:height="8.827cm" svg:x="0cm" svg:y="-0.141cm">
        <text:p text:style-name="MP6">Das Klavier</text:p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presentation:style-name="Piano-outline1" draw:layer="backgroundobjects" svg:width="25.199cm" svg:height="0.142cm" svg:x="1.4cm" svg:y="8.686cm" presentation:class="outline" presentation:placeholder="true">
        <draw:text-box/>
      </draw:frame>
      <draw:custom-shape draw:style-name="Mgr4" draw:text-style-name="MP8" draw:layer="backgroundobjects" svg:width="24.468cm" svg:height="2.096cm" svg:x="1cm" svg:y="-2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0" draw:layer="backgroundobjects" svg:width="8.875cm" svg:height="1.086cm" svg:x="9.563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5" draw:text-style-name="MP11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23cm" svg:height="1.086cm" svg:x="1cm" svg:y="14.35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10" draw:layer="backgroundobjects" svg:width="8.875cm" svg:height="1.086cm" svg:x="9.563cm" svg:y="14.348cm" presentation:class="footer">
        <draw:text-box>
          <text:p text:style-name="MP9"><text:span text:style-name="MT2"><presentation:footer/></text:span></text:p>
        </draw:text-box>
      </draw:frame>
      <draw:frame presentation:style-name="Mpr6" draw:text-style-name="MP4" draw:layer="backgroundobjects" svg:width="6.523cm" svg:height="1.086cm" svg:x="20.477cm" svg:y="14.35cm" presentation:class="page-number">
        <draw:text-box>
          <text:p text:style-name="MP3"><text:span text:style-name="MT2"><text:page-number>&lt;Foliennummer&gt;</text:page-number></text:span></text:p>
        </draw:text-box>
      </draw:frame>
      <draw:custom-shape presentation:style-name="Mpr5" draw:text-style-name="MP11" draw:layer="backgroundobjects" svg:width="28cm" svg:height="1.75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102cm" presentation:class="title" presentation:placeholder="true">
        <draw:text-box/>
      </draw:frame>
      <draw:frame draw:style-name="Mgr5" draw:text-style-name="MP5" draw:layer="backgroundobjects" svg:width="17.5cm" svg:height="2.33cm" svg:x="10cm" svg:y="12cm">
        <draw:image xlink:href="Pictures/100000010000033A0000006E2EEDEF5D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26T06:11:03.953000000</meta:creation-date>
    <meta:editing-duration>PT1H26M16S</meta:editing-duration>
    <meta:editing-cycles>2</meta:editing-cycles>
    <meta:generator>LibreOffice/7.6.4.1$Windows_X86_64 LibreOffice_project/e19e193f88cd6c0525a17fb7a176ed8e6a3e2aa1</meta:generator>
    <dc:title>Piano</dc:title>
    <dc:date>2024-01-26T07:37:17.626000000</dc:date>
    <meta:document-statistic meta:object-count="52"/>
  </office:meta>
</office:document-meta>
</file>